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84cm" fo:margin-left="0.009cm" fo:margin-top="0cm" fo:margin-bottom="0cm" table:align="left" style:writing-mode="lr-tb"/>
    </style:style>
    <style:style style:name="Table1.A" style:family="table-column">
      <style:table-column-properties style:column-width="12.351cm"/>
    </style:style>
    <style:style style:name="Table1.B" style:family="table-column">
      <style:table-column-properties style:column-width="12.33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fo:background-color="#c2d69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24.943cm" fo:margin-left="0.009cm" fo:margin-top="0cm" fo:margin-bottom="0cm" table:align="left" style:writing-mode="lr-tb"/>
    </style:style>
    <style:style style:name="Table2.A" style:family="table-column">
      <style:table-column-properties style:column-width="1.189cm"/>
    </style:style>
    <style:style style:name="Table2.B" style:family="table-column">
      <style:table-column-properties style:column-width="5.253cm"/>
    </style:style>
    <style:style style:name="Table2.C" style:family="table-column">
      <style:table-column-properties style:column-width="12.502cm"/>
    </style:style>
    <style:style style:name="Table2.D" style:family="table-column">
      <style:table-column-properties style:column-width="3.249cm"/>
    </style:style>
    <style:style style:name="Table2.E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2" style:family="table-cell">
      <style:table-cell-properties style:vertical-align="middle" fo:background-color="#c2d69b" fo:padding-left="0.191cm" fo:padding-right="0.191cm" fo:padding-top="0cm" fo:padding-bottom="0cm" fo:border="0.5pt solid #000000">
        <style:background-image/>
      </style:table-cell-properties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fo:orphans="0" fo:widows="0"/>
      <style:text-properties fo:font-weight="bold" officeooo:rsid="00173bc5" officeooo:paragraph-rsid="00173bc5" style:font-weight-asian="bold"/>
    </style:style>
    <style:style style:name="P10" style:family="paragraph" style:parent-style-name="Standard">
      <style:paragraph-properties fo:text-align="center" style:justify-single-word="false" fo:orphans="0" fo:widows="0"/>
      <style:text-properties fo:font-weight="bold" officeooo:rsid="0017c998" officeooo:paragraph-rsid="0017c998" style:font-weight-asian="bold"/>
    </style:style>
    <style:style style:name="P11" style:family="paragraph" style:parent-style-name="Standard">
      <style:paragraph-properties fo:text-align="center" style:justify-single-word="false" fo:orphans="0" fo:widows="0"/>
      <style:text-properties fo:font-weight="bold" officeooo:rsid="0018db8c" officeooo:paragraph-rsid="0018db8c" style:font-weight-asian="bold"/>
    </style:style>
    <style:style style:name="P12" style:family="paragraph" style:parent-style-name="Standard">
      <style:paragraph-properties fo:text-align="center" style:justify-single-word="false" fo:orphans="0" fo:widows="0"/>
      <style:text-properties fo:font-weight="bold" officeooo:rsid="001bae70" officeooo:paragraph-rsid="001bae70" style:font-weight-asian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bg" fo:country="BG"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bg" fo:country="BG" officeooo:rsid="001588e6" officeooo:paragraph-rsid="001588e6" style:letter-kerning="false" style:language-complex="ar" style:country-complex="SA"/>
    </style:style>
    <style:style style:name="P15" style:family="paragraph" style:parent-style-name="Title">
      <style:text-properties style:use-window-font-color="true" loext:opacity="0%" style:font-name="Times New Roman" style:font-name-complex="Times New Roman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 П Р А В К А</text:p>
      <text:p text:style-name="P1"><text:span text:style-name="T1">за изпълнение на минималните изисквания на ИИКТ за</text:span><text:span text:style-name="T2"> </text:span><text:span text:style-name="T1">образователната и научна степен „доктор“</text:span><text:bookmark text:name="_GoBack"/></text:p>
      <text:p text:style-name="P3"/>
      <text:p text:style-name="Standard"><text:span text:style-name="T3">Област 5</text:span>. <text:span text:style-name="T3">Технически науки</text:span></text:p>
      <text:p text:style-name="P6">5.3. Комуникационна и компютърна техника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Име, презиме и фамилия на учения на български език</text:p>
          </table:table-cell>
          <table:table-cell table:style-name="Table1.B1" office:value-type="string">
            <text:p text:style-name="P13">Петър Росенов Томов</text:p>
          </table:table-cell>
        </table:table-row>
        <table:table-row table:style-name="Table1.1">
          <table:table-cell table:style-name="Table1.A1" office:value-type="string">
            <text:p text:style-name="P13">Име, презиме и фамилия на учения на латиница</text:p>
          </table:table-cell>
          <table:table-cell table:style-name="Table1.B1" office:value-type="string">
            <text:p text:style-name="P14">Petar Rosenov Tomov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Гр. пок.</text:p>
          </table:table-cell>
          <table:table-cell table:style-name="Table2.B1" office:value-type="string">
            <text:p text:style-name="P7">Показатели</text:p>
          </table:table-cell>
          <table:table-cell table:style-name="Table2.C1" office:value-type="string">
            <text:p text:style-name="P7">Данни на учения</text:p>
          </table:table-cell>
          <table:table-cell table:style-name="Table2.B1" office:value-type="string">
            <text:p text:style-name="P7">Брой точки</text:p>
          </table:table-cell>
          <table:table-cell table:style-name="Table2.E1" office:value-type="string">
            <text:p text:style-name="P7">Брой точки на учения</text:p>
          </table:table-cell>
        </table:table-row>
        <table:table-row table:style-name="Table2.1">
          <table:table-cell table:style-name="Table2.B1" office:value-type="string">
            <text:p text:style-name="P7">А</text:p>
          </table:table-cell>
          <table:table-cell table:style-name="Table2.A1" office:value-type="string">
            <text:p text:style-name="P4">1. Дисертационен труд за присъждане на образователна и научна степен „доктор“</text:p>
          </table:table-cell>
          <table:table-cell table:style-name="Table2.C2" office:value-type="string">
            <text:p text:style-name="P2">„Прогнозиране на времеви редове с изкуствени невронни мрежи“</text:p>
          </table:table-cell>
          <table:table-cell table:style-name="Table2.B1" office:value-type="string">
            <text:p text:style-name="P7">50</text:p>
          </table:table-cell>
          <table:table-cell table:style-name="Table2.C2" office:value-type="string">
            <text:p text:style-name="P9">50</text:p>
          </table:table-cell>
        </table:table-row>
        <table:table-row table:style-name="Table2.1">
          <table:table-cell table:style-name="Table2.B1" office:value-type="string">
            <text:p text:style-name="P7">Г</text:p>
          </table:table-cell>
          <table:table-cell table:style-name="Table2.A1" office:value-type="string">
            <text:p text:style-name="P8">Сума от показатели от 7 до 9</text:p>
          </table:table-cell>
          <table:table-cell table:style-name="Table2.C3" office:value-type="string">
            <text:p text:style-name="P7">пълни библиографски данни</text:p>
          </table:table-cell>
          <table:table-cell table:style-name="Table2.B1" office:value-type="string">
            <text:p text:style-name="P7">Мин. 30</text:p>
          </table:table-cell>
          <table:table-cell table:style-name="Table2.C2" office:value-type="string">
            <text:p text:style-name="P12">109</text:p>
          </table:table-cell>
        </table:table-row>
        <table:table-row table:style-name="Table2.1">
          <table:table-cell table:style-name="Table2.B1" table:number-columns-spanned="2" office:value-type="string">
            <text:p text:style-name="P4">Г7. Научни публикации в издания, които са реферирани и индексирани в световноизвестни бази данни с научна информация</text:p>
          </table:table-cell>
          <table:covered-table-cell/>
          <table:table-cell table:style-name="Table2.C2" office:value-type="string">
            <text:p text:style-name="P2">Mateeva, G., Tomov, P., Parvanov, D., Petrov, P., Kostadinov, G., Balabanov, T.: Some Capabilities of Android OS for Distributed Computing. Proceedings of Big Data, Knowledge and Control Systems Engineering BdKCSE’21, 2021, 1-6, ISBN 978-1-6654-1043-4.</text:p>
            <text:p text:style-name="P2"/>
            <text:p text:style-name="P2">Zankinski, I., Barova, M., Tomov, P.: Hybrid Approach Based on Combination of Backpropagation and Evolutionary Algorithms for Artificial Neural Networks Training by Using Mobile Devices in Distributed Computing Environment. Proceedings of 11th International Conference on Large-Scale Scientific Computations LSSC'17, June 5-9, 2017, Sozopol, Bulgaria, 2017, 425-434, ISBN 978-3-319-73440-8.</text:p>
          </table:table-cell>
          <table:table-cell table:style-name="Table2.B1" office:value-type="string">
            <text:p text:style-name="P7">40/n или разпределени в съотношение на базата на протокол за приноса</text:p>
          </table:table-cell>
          <table:table-cell table:style-name="Table2.C2" office:value-type="string">
            <text:p text:style-name="P10">6</text:p>
            <text:p text:style-name="P10"/>
            <text:p text:style-name="P10"/>
            <text:p text:style-name="P10"/>
            <text:p text:style-name="P10"/>
            <text:p text:style-name="P10">13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2.1">
          <table:table-cell table:style-name="Table2.B1" table:number-columns-spanned="2" office:value-type="string">
            <text:p text:style-name="P4">Г8. Научна публикация в нереферирани списания с научно рецензиране или в редактирани колективни томове</text:p>
          </table:table-cell>
          <table:covered-table-cell/>
          <table:table-cell table:style-name="Table2.C2" office:value-type="string">
            <text:p text:style-name="P2">Tomov, P.: Encog Gradient Training Algorithms Evaluation. Problems of Engineering Cybernetics and Robotics, vol. 77, 2021, 11-19, ISSN 2738-7356.</text:p>
            <text:p text:style-name="P2"/>
            <text:p text:style-name="P2">Tomov, P.: Multilayer Perceptron Fast Prototyping with Differential <text:soft-page-break/>Evolution and Particle Swarm Optimization in LibreOffice Calc. Problems of Engineering Cybernetics and Robotics, vol. 75, 2021, 5-14, ISSN 2738-7356.</text:p>
            <text:p text:style-name="P2"/>
            <text:p text:style-name="P2">Tomov, P., Zankinski, I., Balabanov, T.: Training of Artificial Neural Networks for Financial Time Series Forecasting in Android Service and Widgets. Problems of Engineering Cybernetics and Robotics, no. 71, Institute of Information and Communication Technologies - Bulgarian Academy of Sciences, 2019, 50-56, ISSN 1314-409X.</text:p>
            <text:p text:style-name="P2"/>
            <text:p text:style-name="P2">Tomov, P., Zankinski, I., Balabanov, T.: Server Side Vote Clustering in Human-Computer Distributed Computing. Information Technologies and Control, no. 2, John Atanasoff Society of Automatics and Informatics, 2019, 15-19, ISSN 2367-5357.</text:p>
            <text:p text:style-name="P2"/>
            <text:p text:style-name="P2">Tomov, P., Zankinski, I., Barova, M.: Artificial Neural Networks Time Series Forecasting with Android Live Wallpaper Technology. Proceedings of the International Conference Numerical Methods for Scientific Computations and Advanced Applications NMSCAA’18, May 28-31, 2018, Hissarya, Fastumprint, 2018, 76-79, ISBN 978-954-91700-7-8.</text:p>
            <text:p text:style-name="P2"/>
            <text:p text:style-name="P2">Tomov, P., Zankinski, I., Barova, M.: Mobile Alternative of the Moneybee Project For Financial Forecasting. Proceedings of the Annual University Scientific <text:s/>Conference of the National Military University Vasil Levski, June 14-15, 2018, Veliko Tarnovo, Innovetion and Sustainability Academy – ISA, 2018, 1085-1089, ISSN 2367-7481.</text:p>
            <text:p text:style-name="P2"/>
            <text:p text:style-name="P2">Tomov, P., Monov, V.: Modeling and Analysis of Time Series. Proceedings of International Scientific Conference UniTech’17, Gabrovo, November 17-18, 2017, vol. II, University publishing house Vasil Aprilov, 2017, 404-409, ISSN 1313-230X.</text:p>
            <text:p text:style-name="P2"/>
            <text:p text:style-name="P2"><text:soft-page-break/>Tomov, P., Monov, V.: Artificial Neural Networks and Differential Evolution Used for Time Series Forecasting in Distributed Environment. Proceedings of the International Conference Automatics and informatics, October 4-5, 2016, Sofia, Bulgaria, Federation of the scientific engineering unions, John Atanasoff Society of Automatics and Informatics, 2016, 129-132, ISSN 1313-1850.</text:p>
            <text:p text:style-name="P2"/>
            <text:p text:style-name="P2">Keremedchiev, D., Barova, M., Tomov, P.: Mobile Application as Distributed Computing System for Artificial Neural Networks Training Used in Perfect Information Games, International Scientific Conference UniTech’16, Gabrovo, University publishing house Vasil Aprilov, 2016, 389-393, ISSN 1313-230X.</text:p>
          </table:table-cell>
          <table:table-cell table:style-name="Table2.B1" office:value-type="string">
            <text:p text:style-name="P7">20/n или разпределени в съотношение на базата на протокол за <text:soft-page-break/>приноса</text:p>
          </table:table-cell>
          <table:table-cell table:style-name="Table2.C2" office:value-type="string">
            <text:p text:style-name="P11">20</text:p>
            <text:p text:style-name="P11"/>
            <text:p text:style-name="P11"/>
            <text:p text:style-name="P11"/>
            <text:p text:style-name="P11">20</text:p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>6</text:p>
            <text:p text:style-name="P11"/>
            <text:p text:style-name="P11"/>
            <text:p text:style-name="P11"/>
            <text:p text:style-name="P11"/>
            <text:p text:style-name="P11"/>
            <text:p text:style-name="P11">6</text:p>
            <text:p text:style-name="P11"/>
            <text:p text:style-name="P11"/>
            <text:p text:style-name="P11"/>
            <text:p text:style-name="P11"/>
            <text:p text:style-name="P11">6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6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10</text:p>
            <text:p text:style-name="P11"/>
            <text:p text:style-name="P11"/>
            <text:p text:style-name="P11">10</text:p>
            <text:p text:style-name="P11"><text:soft-page-break/></text:p>
            <text:p text:style-name="P11"/>
            <text:p text:style-name="P11"/>
            <text:p text:style-name="P11"/>
            <text:p text:style-name="P11">6</text:p>
            <text:p text:style-name="P11"/>
          </table:table-cell>
        </table:table-row>
        <table:table-row table:style-name="Table2.1">
          <table:table-cell table:style-name="Table2.B1" table:number-columns-spanned="2" office:value-type="string">
            <text:p text:style-name="P4">Г9. Публикувана глава от колективна монографи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B1" office:value-type="string">
            <text:p text:style-name="P7">10/n</text:p>
          </table:table-cell>
          <table:table-cell table:style-name="Table2.C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.212cm" style:contextual-spacing="true" fo:text-align="center" style:justify-single-word="false"/>
      <style:text-properties fo:color="#17365d" loext:opacity="100%" style:font-name="Calibri" fo:font-family="Calibri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2.499cm" fo:margin-left="2.499cm" fo:margin-right="2.499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ostro 3555</meta:initial-creator>
    <dc:creator>Todor Balabanov</dc:creator>
    <meta:editing-cycles>11</meta:editing-cycles>
    <meta:creation-date>2021-03-26T19:11:00</meta:creation-date>
    <dc:date>2022-02-24T14:28:10.794319891</dc:date>
    <meta:editing-duration>PT24M5S</meta:editing-duration>
    <meta:generator>LibreOffice/7.1.8.1$MacOSX_X86_64 LibreOffice_project/e1f30c802c3269a1d052614453f260e49458c82c</meta:generator>
    <meta:document-statistic meta:table-count="2" meta:image-count="0" meta:object-count="0" meta:page-count="3" meta:paragraph-count="51" meta:word-count="573" meta:character-count="4129" meta:non-whitespace-character-count="3605"/>
    <meta:user-defined meta:name="AppVersion">16.0000</meta:user-defined>
    <meta:template xlink:type="simple" xlink:actuate="onRequest" xlink:title="Normal.dotm" xlink:href=""/>
  </office:meta>
</office:document-meta>
</file>